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06cf69"/>
    </style:style>
    <style:style style:name="P3" style:family="paragraph" style:parent-style-name="Standard">
      <style:text-properties officeooo:rsid="00087239" officeooo:paragraph-rsid="00087239"/>
    </style:style>
    <style:style style:name="P4" style:family="paragraph" style:parent-style-name="Standard">
      <style:text-properties officeooo:rsid="00087239" officeooo:paragraph-rsid="0009fab0"/>
    </style:style>
    <style:style style:name="P5" style:family="paragraph" style:parent-style-name="Standard">
      <style:text-properties officeooo:rsid="00087239" officeooo:paragraph-rsid="000c7920"/>
    </style:style>
    <style:style style:name="P6" style:family="paragraph" style:parent-style-name="Standard">
      <style:text-properties officeooo:rsid="00087239" officeooo:paragraph-rsid="000c7e7e"/>
    </style:style>
    <style:style style:name="P7" style:family="paragraph" style:parent-style-name="Standard">
      <style:text-properties officeooo:paragraph-rsid="000e8b08"/>
    </style:style>
    <style:style style:name="P8" style:family="paragraph" style:parent-style-name="Standard">
      <style:text-properties officeooo:paragraph-rsid="0010fc43"/>
    </style:style>
    <style:style style:name="P9" style:family="paragraph" style:parent-style-name="Standard">
      <style:text-properties officeooo:rsid="0010fc43" officeooo:paragraph-rsid="0010fc43"/>
    </style:style>
    <style:style style:name="P10" style:family="paragraph" style:parent-style-name="Standard">
      <style:text-properties officeooo:rsid="0010fc43" officeooo:paragraph-rsid="001b90f2"/>
    </style:style>
    <style:style style:name="P11" style:family="paragraph" style:parent-style-name="Standard">
      <style:text-properties officeooo:rsid="0010fc43" officeooo:paragraph-rsid="00270ad5"/>
    </style:style>
    <style:style style:name="P12" style:family="paragraph" style:parent-style-name="Standard">
      <style:text-properties officeooo:rsid="0010fc43" officeooo:paragraph-rsid="002a0587"/>
    </style:style>
    <style:style style:name="P13" style:family="paragraph" style:parent-style-name="Standard">
      <style:text-properties officeooo:rsid="0010fc43" officeooo:paragraph-rsid="002c1e77"/>
    </style:style>
    <style:style style:name="P14" style:family="paragraph" style:parent-style-name="Standard">
      <style:text-properties officeooo:rsid="0010fc43" officeooo:paragraph-rsid="002d5393"/>
    </style:style>
    <style:style style:name="P15" style:family="paragraph" style:parent-style-name="Standard">
      <style:text-properties officeooo:rsid="0010fc43" officeooo:paragraph-rsid="002ef921"/>
    </style:style>
    <style:style style:name="P16" style:family="paragraph" style:parent-style-name="Standard">
      <style:text-properties officeooo:rsid="0010fc43" officeooo:paragraph-rsid="0031254c"/>
    </style:style>
    <style:style style:name="P17" style:family="paragraph" style:parent-style-name="Standard">
      <style:text-properties officeooo:rsid="0010fc43" officeooo:paragraph-rsid="00334c99"/>
    </style:style>
    <style:style style:name="P18" style:family="paragraph" style:parent-style-name="Standard">
      <style:text-properties officeooo:rsid="0010fc43" officeooo:paragraph-rsid="0035e209"/>
    </style:style>
    <style:style style:name="P19" style:family="paragraph" style:parent-style-name="Standard">
      <style:text-properties officeooo:rsid="0010fc43" officeooo:paragraph-rsid="0036db5d"/>
    </style:style>
    <style:style style:name="P20" style:family="paragraph" style:parent-style-name="Standard">
      <style:text-properties officeooo:rsid="0010fc43" officeooo:paragraph-rsid="003c4632"/>
    </style:style>
    <style:style style:name="P21" style:family="paragraph" style:parent-style-name="Standard">
      <style:text-properties officeooo:paragraph-rsid="00162bae"/>
    </style:style>
    <style:style style:name="P22" style:family="paragraph" style:parent-style-name="Standard">
      <style:text-properties officeooo:rsid="002d5393" officeooo:paragraph-rsid="002d5393"/>
    </style:style>
    <style:style style:name="P23" style:family="paragraph" style:parent-style-name="Standard">
      <style:text-properties officeooo:rsid="002d5393" officeooo:paragraph-rsid="00355dc3"/>
    </style:style>
    <style:style style:name="P24" style:family="paragraph" style:parent-style-name="Standard">
      <style:text-properties officeooo:rsid="002d5393" officeooo:paragraph-rsid="003fb2c1"/>
    </style:style>
    <style:style style:name="P25" style:family="paragraph" style:parent-style-name="Standard">
      <style:text-properties style:text-underline-style="none" officeooo:rsid="0010fc43" officeooo:paragraph-rsid="003fb2c1"/>
    </style:style>
    <style:style style:name="P26" style:family="paragraph" style:parent-style-name="Standard">
      <style:text-properties style:text-underline-style="none" officeooo:rsid="0010fc43" officeooo:paragraph-rsid="0045776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fc43"/>
    </style:style>
    <style:style style:name="T3" style:family="text">
      <style:text-properties style:text-underline-style="solid" style:text-underline-width="auto" style:text-underline-color="font-color" officeooo:rsid="001b90f2"/>
    </style:style>
    <style:style style:name="T4" style:family="text">
      <style:text-properties officeooo:rsid="00041753"/>
    </style:style>
    <style:style style:name="T5" style:family="text">
      <style:text-properties officeooo:rsid="0006cf69"/>
    </style:style>
    <style:style style:name="T6" style:family="text">
      <style:text-properties officeooo:rsid="0009fab0"/>
    </style:style>
    <style:style style:name="T7" style:family="text">
      <style:text-properties style:font-name="Liberation Serif1" officeooo:rsid="0009fab0"/>
    </style:style>
    <style:style style:name="T8" style:family="text">
      <style:text-properties style:font-name="Liberation Serif1" officeooo:rsid="002a0587"/>
    </style:style>
    <style:style style:name="T9" style:family="text">
      <style:text-properties style:font-name="Liberation Serif1" style:text-underline-style="solid" style:text-underline-width="auto" style:text-underline-color="font-color"/>
    </style:style>
    <style:style style:name="T10" style:family="text">
      <style:text-properties style:font-name="Liberation Serif1" style:text-underline-style="solid" style:text-underline-width="auto" style:text-underline-color="font-color" officeooo:rsid="0009fab0"/>
    </style:style>
    <style:style style:name="T11" style:family="text">
      <style:text-properties style:font-name="Liberation Serif1" style:text-underline-style="solid" style:text-underline-width="auto" style:text-underline-color="font-color" officeooo:rsid="00355dc3"/>
    </style:style>
    <style:style style:name="T12" style:family="text">
      <style:text-properties style:font-name="Liberation Serif1" style:text-underline-style="solid" style:text-underline-width="auto" style:text-underline-color="font-color" officeooo:rsid="003fb2c1"/>
    </style:style>
    <style:style style:name="T13" style:family="text">
      <style:text-properties style:font-name="Liberation Serif1" officeooo:rsid="0031254c"/>
    </style:style>
    <style:style style:name="T14" style:family="text">
      <style:text-properties style:font-name="Liberation Serif1" officeooo:rsid="00355dc3"/>
    </style:style>
    <style:style style:name="T15" style:family="text">
      <style:text-properties style:font-name="Liberation Serif1" officeooo:rsid="002d5393"/>
    </style:style>
    <style:style style:name="T16" style:family="text">
      <style:text-properties style:font-name="Liberation Serif1" officeooo:rsid="003fb2c1"/>
    </style:style>
    <style:style style:name="T17" style:family="text">
      <style:text-properties style:font-name="Liberation Serif1" officeooo:rsid="004310de"/>
    </style:style>
    <style:style style:name="T18" style:family="text">
      <style:text-properties style:font-name="Liberation Serif1" officeooo:rsid="00457767"/>
    </style:style>
    <style:style style:name="T19" style:family="text">
      <style:text-properties style:font-name="Liberation Serif" officeooo:rsid="000c0e55"/>
    </style:style>
    <style:style style:name="T20" style:family="text">
      <style:text-properties style:font-name="Liberation Serif" officeooo:rsid="000c7920"/>
    </style:style>
    <style:style style:name="T21" style:family="text">
      <style:text-properties style:font-name="Liberation Serif" officeooo:rsid="000c7e7e"/>
    </style:style>
    <style:style style:name="T22" style:family="text">
      <style:text-properties style:font-name="Liberation Serif" fo:font-style="italic" fo:font-weight="bold" officeooo:rsid="000c7e7e" style:font-style-asian="italic" style:font-weight-asian="bold" style:font-style-complex="italic" style:font-weight-complex="bold"/>
    </style:style>
    <style:style style:name="T23" style:family="text">
      <style:text-properties officeooo:rsid="000d622e"/>
    </style:style>
    <style:style style:name="T24" style:family="text">
      <style:text-properties officeooo:rsid="0019e0ce"/>
    </style:style>
    <style:style style:name="T25" style:family="text">
      <style:text-properties officeooo:rsid="001b90f2"/>
    </style:style>
    <style:style style:name="T26" style:family="text">
      <style:text-properties fo:font-style="italic" fo:font-weight="bold" officeooo:rsid="001b90f2" style:font-style-asian="italic" style:font-weight-asian="bold" style:font-style-complex="italic" style:font-weight-complex="bold"/>
    </style:style>
    <style:style style:name="T27" style:family="text">
      <style:text-properties officeooo:rsid="00270ad5"/>
    </style:style>
    <style:style style:name="T28" style:family="text">
      <style:text-properties officeooo:rsid="002812d7"/>
    </style:style>
    <style:style style:name="T29" style:family="text">
      <style:text-properties officeooo:rsid="0029f247"/>
    </style:style>
    <style:style style:name="T30" style:family="text">
      <style:text-properties officeooo:rsid="002c1e77"/>
    </style:style>
    <style:style style:name="T31" style:family="text">
      <style:text-properties officeooo:rsid="002d5393"/>
    </style:style>
    <style:style style:name="T32" style:family="text">
      <style:text-properties officeooo:rsid="002ef921"/>
    </style:style>
    <style:style style:name="T33" style:family="text">
      <style:text-properties officeooo:rsid="002f53d9"/>
    </style:style>
    <style:style style:name="T34" style:family="text">
      <style:text-properties officeooo:rsid="0031254c"/>
    </style:style>
    <style:style style:name="T35" style:family="text">
      <style:text-properties officeooo:rsid="00334c99"/>
    </style:style>
    <style:style style:name="T36" style:family="text">
      <style:text-properties officeooo:rsid="0035e209"/>
    </style:style>
    <style:style style:name="T37" style:family="text">
      <style:text-properties officeooo:rsid="00360151"/>
    </style:style>
    <style:style style:name="T38" style:family="text">
      <style:text-properties style:text-position="super 58%" officeooo:rsid="00360151"/>
    </style:style>
    <style:style style:name="T39" style:family="text">
      <style:text-properties style:text-position="super 58%" officeooo:rsid="0036db5d"/>
    </style:style>
    <style:style style:name="T40" style:family="text">
      <style:text-properties style:text-position="super 58%" officeooo:rsid="003b7028"/>
    </style:style>
    <style:style style:name="T41" style:family="text">
      <style:text-properties style:text-position="super 58%" style:font-name="Liberation Serif1" officeooo:rsid="00438dc2"/>
    </style:style>
    <style:style style:name="T42" style:family="text">
      <style:text-properties style:text-position="super 58%" style:font-name="Liberation Serif1" officeooo:rsid="004393dc"/>
    </style:style>
    <style:style style:name="T43" style:family="text">
      <style:text-properties style:text-position="0% 100%" officeooo:rsid="00360151"/>
    </style:style>
    <style:style style:name="T44" style:family="text">
      <style:text-properties style:text-position="0% 100%" officeooo:rsid="0036db5d"/>
    </style:style>
    <style:style style:name="T45" style:family="text">
      <style:text-properties style:text-position="0% 100%" style:font-name="Liberation Serif1" officeooo:rsid="0009fab0"/>
    </style:style>
    <style:style style:name="T46" style:family="text">
      <style:text-properties style:text-position="0% 100%" style:font-name="Liberation Serif1" officeooo:rsid="0036db5d"/>
    </style:style>
    <style:style style:name="T47" style:family="text">
      <style:text-properties style:text-position="0% 100%" style:font-name="Liberation Serif1" officeooo:rsid="0038293e"/>
    </style:style>
    <style:style style:name="T48" style:family="text">
      <style:text-properties style:text-position="0% 100%" style:font-name="Liberation Serif1" officeooo:rsid="00457767"/>
    </style:style>
    <style:style style:name="T49" style:family="text">
      <style:text-properties style:text-position="0% 100%" officeooo:rsid="0038293e"/>
    </style:style>
    <style:style style:name="T50" style:family="text">
      <style:text-properties style:text-position="0% 100%" officeooo:rsid="003ae265"/>
    </style:style>
    <style:style style:name="T51" style:family="text">
      <style:text-properties style:text-position="0% 100%" officeooo:rsid="003b7028"/>
    </style:style>
    <style:style style:name="T52" style:family="text">
      <style:text-properties style:text-position="0% 100%" officeooo:rsid="003c196a"/>
    </style:style>
    <style:style style:name="T53" style:family="text">
      <style:text-properties style:text-position="0% 100%" officeooo:rsid="003ca920"/>
    </style:style>
    <style:style style:name="T54" style:family="text">
      <style:text-properties style:text-position="0% 100%" style:font-name="Liberation Serif1" officeooo:rsid="00438dc2"/>
    </style:style>
    <style:style style:name="T55" style:family="text">
      <style:text-properties style:text-position="0% 100%" style:font-name="Liberation Serif1" officeooo:rsid="004393dc"/>
    </style:style>
    <style:style style:name="T56" style:family="text">
      <style:text-properties officeooo:rsid="0039e4c6"/>
    </style:style>
    <style:style style:name="T57" style:family="text">
      <style:text-properties officeooo:rsid="003c196a"/>
    </style:style>
    <style:style style:name="T58" style:family="text">
      <style:text-properties officeooo:rsid="003c4632"/>
    </style:style>
    <style:style style:name="T59" style:family="text">
      <style:text-properties style:font-name="Liberation Serif1" officeooo:rsid="00438dc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 deep SVM</text:p>
      <text:p text:style-name="Standard"/>
      <text:p text:style-name="P1">O_#10(Locally weighted linear regression)</text:p>
      <text:p text:style-name="Standard"><text:s text:c="2"/>O(index) = 01</text:p>
      <text:p text:style-name="Standard"><text:s text:c="2"/>O(Paragraph) = 14</text:p>
      <text:p text:style-name="Standard"><text:s text:c="2"/><text:span text:style-name="T1">Para_$1</text:span></text:p>
      <text:p text:style-name="Standard"><text:s text:c="4"/>@01) Consider the problem of predicting y from x is R.</text:p>
      <text:p text:style-name="Standard"><text:s text:c="4"/>@02) The leftmost figure below shows the result of fitting a y = theta[0] + theta[1]x to a dataset.</text:p>
      <text:p text:style-name="Standard"><text:s text:c="4"/>@03) The data doesn't really lie on straight line =&gt; the fit is not very good.</text:p>
      <text:p text:style-name="Standard"><text:s text:c="4"/>@04) _ A Figure</text:p>
      <text:p text:style-name="Standard"><text:s text:c="4"/>@05) _ A Figure</text:p>
      <text:p text:style-name="Standard"><text:s text:c="4"/>@06) _ A Figure</text:p>
      <text:p text:style-name="Standard"><text:s text:c="2"/><text:span text:style-name="T1">Paragraph_$2</text:span></text:p>
      <text:p text:style-name="P2"><text:s text:c="4"/>@0<text:span text:style-name="T5">1</text:span>) Instead, if we had added an extra feature x^2, &amp; fit y = theta[0] + theta[1]x + theta[2]x^2.</text:p>
      <text:p text:style-name="P2"><text:s text:c="4"/>@0<text:span text:style-name="T5">2</text:span>)<text:span text:style-name="T4"> Naively, it might seem that the more features we add, the better. </text:span></text:p>
      <text:p text:style-name="P3"><text:s text:c="4"/>@03) However, there is also a danger in adding too many features. </text:p>
      <text:p text:style-name="P4"><text:s text:c="4"/>@0<text:span text:style-name="T6">4</text:span>)<text:span text:style-name="T6"> The rightmost figure is the result of fitting a 5-th order polynomial y = Sum(j=0-&gt;5) </text:span><text:span text:style-name="T7">θ</text:span><text:span text:style-name="T19">[j]x[j]</text:span></text:p>
      <text:p text:style-name="P5"><text:span text:style-name="T19"><text:s text:c="4"/>@0</text:span><text:span text:style-name="T20">5</text:span><text:span text:style-name="T19">)</text:span><text:span text:style-name="T20"> </text:span><text:span text:style-name="T22">underfitting</text:span><text:span text:style-name="T21">.</text:span></text:p>
      <text:p text:style-name="P6"><text:span text:style-name="T21"><text:s text:c="4"/>@06) </text:span><text:span text:style-name="T22">overfitting</text:span><text:span text:style-name="T21">.</text:span></text:p>
      <text:p text:style-name="P9"><text:s text:c="4"/>@07) <text:span text:style-name="T24">Later in this class, when we talk about learning theory we'll formalize some of these notions, and also define ...</text:span></text:p>
      <text:p text:style-name="P8"/>
      <text:p text:style-name="P8"><text:s text:c="2"/><text:span text:style-name="T1">Paragraph_$</text:span><text:span text:style-name="T2">3</text:span></text:p>
      <text:p text:style-name="P10"><text:s text:c="4"/>@0<text:span text:style-name="T25">1</text:span>)<text:span text:style-name="T25"> As discussed previously, and as shown in the example above, the choice of features is important to ensuring ...</text:span></text:p>
      <text:p text:style-name="P10"><text:s text:c="4"/>@0<text:span text:style-name="T25">2</text:span>)<text:span text:style-name="T25"> When we talk about model selection, we also see algorithms for automatically choosing a good set of features.</text:span></text:p>
      <text:p text:style-name="P10"><text:s text:c="4"/>@0<text:span text:style-name="T25">3</text:span>)<text:span text:style-name="T25"> In this section, let us talk briefly talk about the </text:span><text:span text:style-name="T26">locally weighted liner regression</text:span><text:span text:style-name="T25"> (</text:span><text:span text:style-name="T3">LWR</text:span><text:span text:style-name="T25">). </text:span></text:p>
      <text:p text:style-name="P11"><text:s text:c="4"/>@0<text:span text:style-name="T27">4</text:span>)<text:span text:style-name="T27"> This treatment will be brief, since you'll get a chance to explore some of the properties of the LWR algorithm ...</text:span></text:p>
      <text:p text:style-name="P22"><text:s text:c="2"/></text:p>
      <text:p text:style-name="P22"><text:s text:c="2"/><text:span text:style-name="T1">Paragraph_$4</text:span></text:p>
      <text:p text:style-name="P14"><text:s text:c="4"/>@0<text:span text:style-name="T31">1</text:span>)<text:span text:style-name="T28"> In the original linear regression algorithm, to make a prediction at a query point x (i.e., to evaluate h(x)),</text:span></text:p>
      <text:p text:style-name="P12"><text:s text:c="4"/>@0<text:span text:style-name="T31">2</text:span>)<text:span text:style-name="T29"> _ 1) Fit <text:s/></text:span><text:span text:style-name="T7">θ</text:span><text:span text:style-name="T8"> to minimize </text:span><text:span text:style-name="T8"><draw:frame draw:style-name="fr1" draw:name="Object1" text:anchor-type="as-char" svg:y="-0.1744in" svg:width="1.1693in" svg:height="0.34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<text:s text:c="4"/>@0<text:span text:style-name="T31">3</text:span>)<text:span text:style-name="T30"> _ 2) Output </text:span><text:span text:style-name="T30"><draw:frame draw:style-name="fr1" draw:name="Object2" text:anchor-type="as-char" svg:y="-0.172in" svg:width="0.3398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/>
      <text:p text:style-name="P22"><text:span text:style-name="T7"><text:s text:c="2"/></text:span><text:span text:style-name="T10">Paragraph_$</text:span><text:span text:style-name="T9">5</text:span></text:p>
      <text:p text:style-name="P15"><text:s text:c="4"/>@0<text:span text:style-name="T31">1</text:span>)<text:span text:style-name="T33"> In contrast, the locally weighted regression algorithm does the following:</text:span></text:p>
      <text:p text:style-name="P16"><text:s text:c="4"/>@0<text:span text:style-name="T32">2</text:span>)<text:span text:style-name="T34"> _ 1) Fit <text:s/></text:span><text:span text:style-name="T7">θ</text:span><text:span text:style-name="T13"> to minimize </text:span><text:span text:style-name="T13"><draw:frame draw:style-name="fr1" draw:name="Object3" text:anchor-type="as-char" svg:y="-0.1744in" svg:width="1.4071in" svg:height="0.342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7"><text:s text:c="4"/>@0<text:span text:style-name="T35">3</text:span>)<text:span text:style-name="T35"> _ 2) Output </text:span><text:span text:style-name="T35"><draw:frame draw:style-name="fr1" draw:name="Object4" text:anchor-type="as-char" svg:y="-0.172in" svg:width="0.3398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3"><text:span text:style-name="T7"/></text:p>
      <text:p text:style-name="P23"><text:span text:style-name="T7"><text:s text:c="2"/></text:span><text:span text:style-name="T10">Paragraph_$</text:span><text:span text:style-name="T11">6</text:span></text:p>
      <text:p text:style-name="P18"><text:s text:c="4"/>@0<text:span text:style-name="T31">1</text:span>)<text:span text:style-name="T36"> Here, the w</text:span><text:span text:style-name="T38">(i)</text:span><text:span text:style-name="T43">'s are non-negative valued weights. </text:span></text:p>
      <text:p text:style-name="P19"><text:s text:c="4"/>@0<text:span text:style-name="T36">2</text:span>)<text:span text:style-name="T37"> Intuitively, if w</text:span><text:span text:style-name="T39">(i)</text:span><text:span text:style-name="T44"> is large for a particular value of i</text:span><text:span text:style-name="T49"> </text:span><text:span text:style-name="T50">-&gt;</text:span><text:span text:style-name="T44"> in picking <text:s/></text:span><text:span text:style-name="T45">θ</text:span><text:span text:style-name="T46">, we'll try hard to make </text:span><text:span text:style-name="T47"><draw:frame draw:style-name="fr1" draw:name="Object5" text:anchor-type="as-char" svg:y="-0.1744in" svg:width="0.952in" svg:height="0.22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7">small.</text:span></text:p>
      <text:p text:style-name="P18"><text:s text:c="4"/>@0<text:span text:style-name="T36">3</text:span>)<text:span text:style-name="T56"> If w</text:span><text:span text:style-name="T40">(i)</text:span><text:span text:style-name="T51"> is small, </text:span><text:span text:style-name="T52">then the</text:span><draw:frame draw:style-name="fr1" draw:name="Object6" text:anchor-type="as-char" svg:y="-0.1744in" svg:width="0.952in" svg:height="0.22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7">error term will be pretty much ignored in the fit.</text:span></text:p>
      <text:p text:style-name="P20"><text:s text:c="4"/>@0<text:span text:style-name="T58">4</text:span>)<text:span text:style-name="T58"> A fairly standard choice for the weights is: </text:span><text:span text:style-name="T53"><draw:frame draw:style-name="fr1" draw:name="Object7" text:anchor-type="as-char" svg:y="-0.2819in" svg:width="1.5661in" svg:height="0.4543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8"/>
      <text:p text:style-name="P24"><text:span text:style-name="T7"><text:s text:c="2"/></text:span><text:span text:style-name="T10">Paragraph_$</text:span><text:span text:style-name="T12">07</text:span></text:p>
      <text:p text:style-name="P25"><text:span text:style-name="T14"><text:s text:c="4"/>@0</text:span><text:span text:style-name="T15">1</text:span><text:span text:style-name="T14">)</text:span><text:span text:style-name="T16"> </text:span><text:span text:style-name="T17">Note that the weights depend on the particular point x at which we're trying to evaluate x. </text:span></text:p>
      <text:p text:style-name="P25"><text:span text:style-name="T16"><text:s text:c="4"/>@02) </text:span><text:span text:style-name="T59">Moreover, if |x</text:span><text:span text:style-name="T41">(i)</text:span><text:span text:style-name="T54"> - x</text:span><text:span text:style-name="T59">| is small, then w</text:span><text:span text:style-name="T41">(i)</text:span><text:span text:style-name="T54"> is close to 1; and if |</text:span><text:span text:style-name="T55">x</text:span><text:span text:style-name="T42">(i)</text:span><text:span text:style-name="T55"> - x</text:span><text:span text:style-name="T54">|</text:span><text:span text:style-name="T55"> is large then w</text:span><text:span text:style-name="T42">(i) </text:span><text:span text:style-name="T55">is small.</text:span></text:p>
      <text:p text:style-name="P26"><text:span text:style-name="T16"><text:s text:c="4"/>@03) </text:span><text:span text:style-name="T18">Hence, <text:s/></text:span><text:span text:style-name="T45">θ</text:span><text:span text:style-name="T48"> is chosen giving a much higher "weight" to the (errors on)</text:span></text:p>
      <text:p text:style-name="P25"><text:span text:style-name="T16"/></text:p>
      <text:p text:style-name="Standard">EN_#05)</text:p>
      <text:p text:style-name="P7"><text:span text:style-name="T23"><text:s text:c="4"/>@01) 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fo:background-color="#ddddd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ddd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0:11:33.268883865</meta:creation-date>
    <dc:date>2018-12-23T10:48:49.537161475</dc:date>
    <meta:editing-duration>PT1H37M15S</meta:editing-duration>
    <meta:editing-cycles>73</meta:editing-cycles>
    <meta:generator>LibreOffice/6.1.0.3$Linux_X86_64 LibreOffice_project/efb621ed25068d70781dc026f7e9c5187a4decd1</meta:generator>
    <meta:document-statistic meta:table-count="0" meta:image-count="0" meta:object-count="7" meta:page-count="1" meta:paragraph-count="44" meta:word-count="408" meta:character-count="2390" meta:non-whitespace-character-count="1866"/>
  </office:meta>
</office:document-meta>
</file>

<file path=Object 1/content.xml><?xml version="1.0" encoding="utf-8"?>
<math xmlns="http://www.w3.org/1998/Math/MathML" display="block">
  <semantics>
    <mrow>
      <munder>
        <mo stretchy="false">∑</mo>
        <mi>i</mi>
      </munder>
      <msup>
        <mrow>
          <mo fence="true" stretchy="false">(</mo>
          <mrow>
            <mrow>
              <mrow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θ</mi>
                  <mi>T</mi>
                </msup>
              </mrow>
              <msup>
                <mi>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  <mn>2</mn>
      </msup>
    </mrow>
    <annotation encoding="StarMath 5.0">sum from  { {i} }  { (y^{(i)} - θ^{T}x^{(i)} )^{2} }</annotation>
  </semantics>
</math>
</file>

<file path=Object 2/content.xml><?xml version="1.0" encoding="utf-8"?>
<math xmlns="http://www.w3.org/1998/Math/MathML" display="block">
  <semantics>
    <mrow>
      <msup>
        <mi>θ</mi>
        <mi>T</mi>
      </msup>
      <mi>x</mi>
    </mrow>
    <annotation encoding="StarMath 5.0">θ^{ T }x</annotation>
  </semantics>
</math>
</file>

<file path=Object 3/content.xml><?xml version="1.0" encoding="utf-8"?>
<math xmlns="http://www.w3.org/1998/Math/MathML" display="block">
  <semantics>
    <mrow>
      <munder>
        <mo stretchy="false">∑</mo>
        <mi>i</mi>
      </munder>
      <mrow>
        <msup>
          <mi>w</mi>
          <mrow>
            <mo fence="true" stretchy="false">(</mo>
            <mrow>
              <mi>i</mi>
            </mrow>
            <mo fence="true" stretchy="false">)</mo>
          </mrow>
        </msup>
        <msup>
          <mrow>
            <mo fence="true" stretchy="false">(</mo>
            <mrow>
              <mrow>
                <mrow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θ</mi>
                    <mi>T</mi>
                  </msup>
                </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sum from{i} { w^{(i)}(y^{(i)}-θ^{T}x^{(i)})^{2} }</annotation>
  </semantics>
</math>
</file>

<file path=Object 4/content.xml><?xml version="1.0" encoding="utf-8"?>
<math xmlns="http://www.w3.org/1998/Math/MathML" display="block">
  <semantics>
    <mrow>
      <msup>
        <mi>θ</mi>
        <mi>T</mi>
      </msup>
      <mi>x</mi>
    </mrow>
    <annotation encoding="StarMath 5.0">θ^{ T }x</annotation>
  </semantics>
</math>
</file>

<file path=Object 5/content.xml><?xml version="1.0" encoding="utf-8"?>
<math xmlns="http://www.w3.org/1998/Math/MathML" display="block">
  <semantics>
    <msup>
      <mrow>
        <mo fence="true" stretchy="false">(</mo>
        <mrow>
          <mrow>
            <mrow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θ</mi>
                <mi>T</mi>
              </msup>
            </mrow>
            <msup>
              <mi>x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</mrow>
        <mo fence="true" stretchy="false">)</mo>
      </mrow>
      <mn>2</mn>
    </msup>
    <annotation encoding="StarMath 5.0">(y^{(i)}-θ^{T}x^{(i)})^{2} </annotation>
  </semantics>
</math>
</file>

<file path=Object 6/content.xml><?xml version="1.0" encoding="utf-8"?>
<math xmlns="http://www.w3.org/1998/Math/MathML" display="block">
  <semantics>
    <msup>
      <mrow>
        <mo fence="true" stretchy="false">(</mo>
        <mrow>
          <mrow>
            <mrow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θ</mi>
                <mi>T</mi>
              </msup>
            </mrow>
            <msup>
              <mi>x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</mrow>
        <mo fence="true" stretchy="false">)</mo>
      </mrow>
      <mn>2</mn>
    </msup>
    <annotation encoding="StarMath 5.0">(y^{(i)}-θ^{T}x^{(i)})^{2} </annotation>
  </semantics>
</math>
</file>

<file path=Object 7/content.xml><?xml version="1.0" encoding="utf-8"?>
<math xmlns="http://www.w3.org/1998/Math/MathML" display="block">
  <semantics>
    <mrow>
      <mrow>
        <msup>
          <mi>w</mi>
          <mrow>
            <mo fence="true" stretchy="false">(</mo>
            <mrow>
              <mi>i</mi>
            </mrow>
            <mo fence="true" stretchy="false">)</mo>
          </mrow>
        </msup>
        <mo stretchy="false">=</mo>
        <mi>exp</mi>
      </mrow>
      <mrow>
        <mo fence="true" stretchy="false">(</mo>
        <mrow>
          <mrow>
            <mo stretchy="false">−</mo>
            <mfrac>
              <msup>
                <mrow>
                  <mo fence="true" stretchy="false">(</mo>
                  <mrow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row>
                <mn>2</mn>
                <msup>
                  <mi>τ</mi>
                  <mn>2</mn>
                </msup>
              </mrow>
            </mfrac>
          </mrow>
        </mrow>
        <mo fence="true" stretchy="false">)</mo>
      </mrow>
    </mrow>
    <annotation encoding="StarMath 5.0">w^{ (i) }=exp( -{ ({x^(i)-x})^2 over {2τ^2}} )</annotation>
  </semantics>
</math>
</file>